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NDY<text:line-break/>European girl, desires to be a chef, she loves dogs, she’s a bit tsundere, she always love to help her friends, her dream is to open a restaurant, she likes pink color, she’s afraid of spiders.<text:line-break/>REINA<text:line-break/>Asian girl, blue hair, she wants to be a scholar, she’s a bit shy and stoic, she always love to spend time reading, her dream is to visit once the big library on earth, she likes light blue color, she’s afraid of fire.<text:line-break/>LEIA<text:line-break/>White girl, she wants to be a doctor, she loves birds, her favorite color is green, she’s a very happy and optimist girl, her dream is to have a garden, she’s afraid of blood.<text:line-break/>AISHA<text:line-break/>Hindu, very religious girl, loves animals, wants to be a wife, fear of rats, loves to cook and loves spices, love perfumes, she gets angry over injustice, she wants to return to her home, love color brown.<text:line-break/>ANNA<text:line-break/>She’s german, she loves technology and building stuff, her favorite color is red, she thinks she’s better than the others, her favorite animal are sparrows, she likes listening clasical music.<text:line-break/>JASMENE<text:line-break/>She loves flowers, gardening, her favorite color is violet, she hates dirt and mud, she’s afraid of seeing flowers being killed, bugs, she loves pop music, favorite food is curry.<text:line-break/>MIA<text:line-break/>She likes gardening, farming, she’s friendly to jasmene but she has not a lot of interest on flowers, her favorite color is black, she likes the smell of ashes and flowers being burned.<text:line-break/>CADENCE<text:line-break/>She likes chocolate, she wants to be an herbalist, she loves to prepare items and cook but she’s kind of bad at it, she has magical powers, she hates cats for some reason, she’s kind of angry and tired, also a bit cynical, she likes reddish brown.<text:line-break/>MARIA<text:line-break/>She loves salsa music, she desires to be a dancer, but she’s not that good at it, she loves caligraphy and poetrhy, she enjoys to eat beans, her favorite color is yellow, she also likes the bow and sport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7:42:43.100937281</meta:creation-date>
    <dc:date>2019-07-23T17:45:31.469704630</dc:date>
    <meta:editing-duration>PT2M51S</meta:editing-duration>
    <meta:editing-cycles>1</meta:editing-cycles>
    <meta:document-statistic meta:table-count="0" meta:image-count="0" meta:object-count="0" meta:page-count="1" meta:paragraph-count="1" meta:word-count="338" meta:character-count="1862" meta:non-whitespace-character-count="1524"/>
    <meta:generator>LibreOffice/6.2.5.2$Linux_X86_64 LibreOffice_project/20$Build-2</meta:generator>
  </office:meta>
</office:document-meta>
</file>